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DejaVu Sans Mono1" svg:font-family="'DejaVu Sans Mono'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fo:font-weight="bold" officeooo:rsid="0016cf62" officeooo:paragraph-rsid="00258f28" style:font-name-asian="Times New Roman1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officeooo:rsid="00258f28" officeooo:paragraph-rsid="00258f28"/>
    </style:style>
    <style:style style:name="P6" style:family="paragraph" style:parent-style-name="Standard">
      <style:text-properties style:font-name="TimesNew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-color="#ffffff"/>
      <style:paragraph-properties fo:line-height="100%" fo:text-align="justify" style:justify-single-word="false" fo:orphans="0" fo:widows="0"/>
    </style:style>
    <style:style style:name="P8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5c1e"/>
    </style:style>
    <style:style style:name="P9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c48f"/>
    </style:style>
    <style:style style:name="P10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24a448"/>
    </style:style>
    <style:style style:name="P11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65c1e" officeooo:paragraph-rsid="00165c1e" style:font-name-asian="Times New Roman1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bold" officeooo:paragraph-rsid="00165c1e" style:font-name-asian="Times New Roman1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4" style:family="paragraph" style:parent-style-name="Standard">
      <style:text-properties officeooo:rsid="00287ae6" officeooo:paragraph-rsid="00287ae6"/>
    </style:style>
    <style:style style:name="P15" style:family="paragraph" style:parent-style-name="Standard">
      <style:text-properties fo:font-size="14pt" fo:font-weight="bold" officeooo:rsid="00287ae6" officeooo:paragraph-rsid="00287ae6" style:font-size-asian="14pt" style:font-weight-asian="bold" style:font-size-complex="14pt" style:font-weight-complex="bold"/>
    </style:style>
    <style:style style:name="P1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1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2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3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4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25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officeooo:rsid="0015e205" officeooo:paragraph-rsid="0015e205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officeooo:paragraph-rsid="00165c1e"/>
    </style:style>
    <style:style style:name="P3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officeooo:rsid="00165c1e" officeooo:paragraph-rsid="00165c1e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officeooo:rsid="001e04d2" officeooo:paragraph-rsid="001e04d2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6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7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officeooo:paragraph-rsid="00165c1e"/>
    </style:style>
    <style:style style:name="P38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style:font-name="Times New Roman" fo:font-size="14pt" officeooo:rsid="0015efd5" officeooo:paragraph-rsid="0015efd5" style:font-name-asian="Times New Roman1" style:font-size-asian="14pt" style:font-name-complex="Times New Roman1" style:font-size-complex="14pt"/>
    </style:style>
    <style:style style:name="P40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2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size="10pt" fo:font-weight="bold" officeooo:paragraph-rsid="00165c1e" style:font-name-asian="Times New Roman1" style:font-size-asian="10pt" style:font-weight-asian="bold" style:font-name-complex="Times New Roman1" style:font-size-complex="10pt" style:font-weight-complex="bold"/>
    </style:style>
    <style:style style:name="P43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size="10pt" fo:font-weight="bold" officeooo:paragraph-rsid="0016c48f" style:font-name-asian="Times New Roman1" style:font-size-asian="10pt" style:font-weight-asian="bold" style:font-name-complex="Times New Roman1" style:font-size-complex="10pt" style:font-weight-complex="bold"/>
    </style:style>
    <style:style style:name="P44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officeooo:paragraph-rsid="0016c48f"/>
    </style:style>
    <style:style style:name="P45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46" style:family="paragraph" style:parent-style-name="Standard" style:list-style-name="L1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officeooo:rsid="0015e205" officeooo:paragraph-rsid="0015e205" style:font-name-asian="Times New Roman1" style:font-size-asian="14pt" style:font-name-complex="Times New Roman1" style:font-size-complex="14pt"/>
    </style:style>
    <style:style style:name="P47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8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</style:style>
    <style:style style:name="P49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paragraph-rsid="0015efd5" style:font-name-asian="Times New Roman1" style:font-size-asian="14pt" style:font-weight-asian="normal" style:font-name-complex="Times New Roman1" style:font-size-complex="14pt" style:font-weight-complex="normal"/>
    </style:style>
    <style:style style:name="P50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5efd5" officeooo:paragraph-rsid="0015efd5" style:font-name-asian="Times New Roman1" style:font-size-asian="14pt" style:font-weight-asian="normal" style:font-name-complex="Times New Roman1" style:font-size-complex="14pt" style:font-weight-complex="normal"/>
    </style:style>
    <style:style style:name="P51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65c1e" officeooo:paragraph-rsid="00165c1e" style:font-name-asian="Times New Roman1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3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4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5" style:family="paragraph" style:parent-style-name="Standard" style:list-style-name="L1" style:master-page-name="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0.4cm" style:auto-text-indent="false" style:page-number="auto" fo:background-color="transparent" style:writing-mode="lr-tb">
        <style:tab-stops>
          <style:tab-stop style:position="1.296cm"/>
        </style:tab-stops>
      </style:paragraph-properties>
      <style:text-properties officeooo:rsid="0015e205" officeooo:paragraph-rsid="0015e205"/>
    </style:style>
    <style:style style:name="P56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5efd5" style:font-name-asian="Times New Roman1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65c1e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165c1e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16c48f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24238f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5efd5" style:font-name-asian="Times New Roman1" style:font-size-asian="14pt" style:font-name-complex="Times New Roman1" style:font-size-complex="14pt"/>
    </style:style>
    <style:style style:name="T9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0" style:family="text">
      <style:text-properties fo:color="#1155cc" style:font-name="Times New Roman" fo:font-size="14pt" style:text-underline-style="solid" style:text-underline-width="auto" style:text-underline-color="font-color" officeooo:rsid="0015e205" style:font-name-asian="Times New Roman1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fo:font-weight="normal" officeooo:rsid="0015efd5" style:font-name-asian="Times New Roman1" style:font-size-asian="14pt" style:font-weight-asian="normal" style:font-name-complex="Times New Roman1" style:font-size-complex="14pt" style:font-weight-complex="normal"/>
    </style:style>
    <style:style style:name="T12" style:family="text">
      <style:text-properties officeooo:rsid="0015e205"/>
    </style:style>
    <style:style style:name="T13" style:family="text">
      <style:text-properties officeooo:rsid="0015efd5"/>
    </style:style>
    <style:style style:name="T14" style:family="text">
      <style:text-properties officeooo:rsid="00165c1e"/>
    </style:style>
    <style:style style:name="T15" style:family="text">
      <style:text-properties officeooo:rsid="00192d92"/>
    </style:style>
    <style:style style:name="T16" style:family="text">
      <style:text-properties officeooo:rsid="001c4008"/>
    </style:style>
    <style:style style:name="T17" style:family="text">
      <style:text-properties officeooo:rsid="001e04d2"/>
    </style:style>
    <style:style style:name="T18" style:family="text">
      <style:text-properties officeooo:rsid="001fa9e1"/>
    </style:style>
    <style:style style:name="T19" style:family="text">
      <style:text-properties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0" style:family="text">
      <style:text-properties fo:font-size="14pt" fo:font-weight="bold" officeooo:rsid="0016cf62" style:font-name-asian="Times New Roman1" style:font-size-asian="14pt" style:font-weight-asian="bold" style:font-name-complex="Times New Roman1" style:font-size-complex="14pt" style:font-weight-complex="bold"/>
    </style:style>
    <style:style style:name="T21" style:family="text">
      <style:text-properties officeooo:rsid="002842fd"/>
    </style:style>
    <style:style style:name="T22" style:family="text">
      <style:text-properties style:text-underline-style="solid" style:text-underline-type="double" style:text-underline-width="auto" style:text-underline-color="font-color"/>
    </style:style>
    <style:style style:name="T23" style:family="text">
      <style:text-properties officeooo:rsid="003457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Московский авиационный институт</text:p>
      <text:p text:style-name="P17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16"><text:s/></text:p>
      <text:p text:style-name="P16"><text:s/></text:p>
      <text:p text:style-name="P16"><text:s/></text:p>
      <text:p text:style-name="P16"><text:s/></text:p>
      <text:p text:style-name="P18">Лабораторная работа № <text:span text:style-name="T12">3</text:span></text:p>
      <text:p text:style-name="P19">Тема: <text:span text:style-name="T12">Наследование, полиморфизм</text:span></text:p>
      <text:p text:style-name="P16"/>
      <text:p text:style-name="P20"><text:s/></text:p>
      <text:p text:style-name="P20"><text:s/></text:p>
      <text:p text:style-name="P16"><text:s/></text:p>
      <text:p text:style-name="P22"><text:tab/><text:tab/><text:tab/><text:tab/><text:tab/><text:tab/><text:tab/>Студент: <text:span text:style-name="T16">Кудинов</text:span> <text:span text:style-name="T16">Сергей</text:span></text:p>
      <text:p text:style-name="P22"><text:tab/><text:tab/><text:tab/><text:tab/><text:tab/><text:tab/><text:tab/>Преподаватель: Журавлев А.А.</text:p>
      <text:p text:style-name="P22"><text:tab/><text:tab/><text:tab/><text:tab/><text:tab/><text:tab/><text:tab/>Дата:</text:p>
      <text:p text:style-name="P22"><text:tab/><text:tab/><text:tab/><text:tab/><text:tab/><text:tab/><text:tab/>Оценка: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Москва, 2019</text:p>
      <text:p text:style-name="P23"/>
      <text:list xml:id="list396532923" text:style-name="WWNum2">
        <text:list-item>
          <text:p text:style-name="P52">Постановка задачи</text:p>
        </text:list-item>
      </text:list>
      <text:p text:style-name="P30">Разработать классы фигур, представляющих пятиугольник, ромб и трапецию, классы которых должны наследоваться от базового класса Figure. Все классы должны поддерживать набор общих методов:</text:p>
      <text:list xml:id="list2323364224" text:style-name="L1">
        <text:list-item>
          <text:p text:style-name="P46">Вычисление геометрического центра фигуры.</text:p>
        </text:list-item>
        <text:list-item>
          <text:p text:style-name="P46">Вывод точек фигуры в поток с помощью оператора &lt;&lt;</text:p>
        </text:list-item>
        <text:list-item>
          <text:p text:style-name="P46">Ввод точек фигуры из потока с помощью оператора &gt;&gt;</text:p>
        </text:list-item>
        <text:list-item>
          <text:p text:style-name="P46">Вычисление площади фигур</text:p>
          <text:p text:style-name="P55"><text:span text:style-name="T7"><text:s text:c="8"/>Также необходимо хранить созданные фигуры в векторе указателей на объекты базового класс</text:span><text:span text:style-name="T8">а</text:span><text:span text:style-name="T7">.</text:span></text:p>
        </text:list-item>
      </text:list>
      <text:p text:style-name="P2"/>
      <text:list xml:id="list191816047616716" text:continue-list="list396532923" text:style-name="WWNum2">
        <text:list-item>
          <text:p text:style-name="P52">Репозиторий github</text:p>
        </text:list-item>
      </text:list>
      <text:p text:style-name="P24"><text:span text:style-name="T7"><text:tab/></text:span><text:a xlink:type="simple" xlink:href="https://github.com/devepodete/oop_exercise_01/" text:style-name="ListLabel_20_103" text:visited-style-name="ListLabel_20_103"><text:span text:style-name="ListLabel_20_19"><text:span text:style-name="T9">https://github.com/ilya89099/oop_exercise_0</text:span></text:span></text:a><text:a xlink:type="simple" xlink:href="https://github.com/devepodete/oop_exercise_01/" text:style-name="ListLabel_20_103" text:visited-style-name="ListLabel_20_103"><text:span text:style-name="ListLabel_20_19"><text:span text:style-name="T10">3</text:span></text:span></text:a><text:a xlink:type="simple" xlink:href="https://github.com/devepodete/oop_exercise_01/" text:style-name="ListLabel_20_103" text:visited-style-name="ListLabel_20_103"><text:span text:style-name="ListLabel_20_19"><text:span text:style-name="T9">/</text:span></text:span></text:a></text:p>
      <text:p text:style-name="P25"/>
      <text:list xml:id="list191816749367687" text:continue-numbering="true" text:style-name="WWNum2">
        <text:list-item>
          <text:p text:style-name="P53">Описание программы </text:p>
        </text:list-item>
      </text:list>
      <text:p text:style-name="P39">Реализован базовый абстрактный класс Figure, имеющий чисто виртуальные функции для вычисления площади, центра и ввода/вывода из потоков. В конструкторах классов-наследников Trapeze, Rhombus <text:span text:style-name="T16">и Rectangle</text:span> реализованы проверки на корректность переданных точек, стоит заметить, что точки в конструкторы передаются в любом порядке. Площадь трапеции подсчитвается стандартной формулой (высота * полусумма длин оснований)/2. Площадь ромба подсчитывается как полупроизведение длин диагоналей. Площадь <text:span text:style-name="T16">прямоугольника</text:span> рассчитывается <text:span text:style-name="T16">стандартной формулой произведения смежных ребер</text:span>. Центры всех фигур вычисляются как сумма координат всех составляющих точек по координатам x и y, поделенная на количество точек.</text:p>
      <text:p text:style-name="P29"/>
      <text:p text:style-name="P29">Для удобства пользования создано меню с <text:span text:style-name="T13">несколькими</text:span> командами: </text:p>
      <text:list xml:id="list3014082980" text:style-name="WWNum3">
        <text:list-item>
          <text:p text:style-name="P47"><text:span text:style-name="T17">1</text:span> – создает новую <text:span text:style-name="T13">фигуру типа 1 – трапеция, 2 – ромб, 3 – прямоугольник, по переданным точкам</text:span>. <text:span text:style-name="T13">Фигура добавляется в конец вектора фигур.</text:span></text:p>
        </text:list-item>
        <text:list-item>
          <text:p text:style-name="P48"><text:span text:style-name="T8">area INDEX</text:span><text:span text:style-name="T7"> – </text:span><text:span text:style-name="T11">выводит фигуру, находяющуюся в векторе по данному <text:s/>индексу(при нумерации с 1), а также ее площадь</text:span></text:p>
        </text:list-item>
        <text:list-item>
          <text:p text:style-name="P49"><text:span text:style-name="T13">center INDEX</text:span> – <text:span text:style-name="T13">выводит фигуру, находяющуюся в векторе по данному <text:s/>индексу(при нумерации с 1), а также ее центр</text:span></text:p>
        </text:list-item>
        <text:list-item>
          <text:p text:style-name="P50">print INDEX – выводит все точки фигуры находяющейся в векторе по данному <text:s/>индексу(при нумерации с 1).</text:p>
        </text:list-item>
        <text:list-item>
          <text:p text:style-name="P50">delete INDEX – удаляет из вектора фигур фигуру с заданным индексам(нумерация с 1).</text:p>
        </text:list-item>
        <text:list-item>
          <text:p text:style-name="P51">count – выводит количество фигур в векторе.</text:p>
        </text:list-item>
      </text:list>
      <text:p text:style-name="P11"/>
      <text:list xml:id="list191816154758401" text:continue-list="list191816749367687" text:style-name="WWNum2">
        <text:list-item>
          <text:p text:style-name="P56"><text:soft-page-break/>Набор testcases</text:p>
        </text:list-item>
      </text:list>
      <text:p text:style-name="P31"><text:span text:style-name="T7">Тестовые файлы:</text:span><text:span text:style-name="T1"> test_01.test</text:span><text:span text:style-name="T7">, </text:span><text:span text:style-name="T1">test_02.test, test_03.test, test_0</text:span><text:span text:style-name="T2">4</text:span><text:span text:style-name="T1">.test</text:span></text:p>
      <text:p text:style-name="P35">test_01.test:</text:p>
      <text:p text:style-name="P32">1</text:p>
      <text:p text:style-name="P32">1</text:p>
      <text:p text:style-name="P32">5 0 10 0 7 5 10 5</text:p>
      <text:p text:style-name="P32">3</text:p>
      <text:p text:style-name="P32">1</text:p>
      <text:p text:style-name="P34">Проверка на создание трапеций</text:p>
      <text:p text:style-name="P28">Результат работы программы</text:p>
      <text:p text:style-name="P40">Created figure</text:p>
      <text:p text:style-name="P40">Trapeze 5 0 p1 7 5 p2 10 0 p3 10 5 p4 </text:p>
      <text:p text:style-name="P40"/>
      <text:p text:style-name="P40">Trapeze 5 0 p1 7 5 p2 10 0 p3 10 5 p4 </text:p>
      <text:p text:style-name="P40"/>
      <text:p text:style-name="P40">Area: 20</text:p>
      <text:p text:style-name="P36"/>
      <text:p text:style-name="P35">test_0<text:span text:style-name="T21">2</text:span>.<text:span text:style-name="T14">test</text:span>:</text:p>
      <text:p text:style-name="P38">1</text:p>
      <text:p text:style-name="P38">2</text:p>
      <text:p text:style-name="P38">3 4 8 4 5 0 0 0</text:p>
      <text:p text:style-name="P38">3</text:p>
      <text:p text:style-name="P38">1</text:p>
      <text:p text:style-name="P38">4</text:p>
      <text:p text:style-name="P38">1</text:p>
      <text:p text:style-name="P38"><text:soft-page-break/>5</text:p>
      <text:p text:style-name="P38">1</text:p>
      <text:p text:style-name="P38">count</text:p>
      <text:p text:style-name="P33">Проверка на <text:span text:style-name="T18">создание ромбов</text:span></text:p>
      <text:p text:style-name="P28">Результат работы программы</text:p>
      <text:p text:style-name="P41">Created figure</text:p>
      <text:p text:style-name="P41">Rhombus 3 4p1 8 4p2 5 0p3 0 0p4 </text:p>
      <text:p text:style-name="P41"/>
      <text:p text:style-name="P41">Rhombus 3 4p1 8 4p2 5 0p3 0 0p4 </text:p>
      <text:p text:style-name="P41"/>
      <text:p text:style-name="P41">Area: 20</text:p>
      <text:p text:style-name="P41">Rhombus 3 4p1 8 4p2 5 0p3 0 0p4 </text:p>
      <text:p text:style-name="P41"/>
      <text:p text:style-name="P41">Center: 4 2</text:p>
      <text:p text:style-name="P41">Elements count: 0</text:p>
      <text:p text:style-name="P37"/>
      <text:list xml:id="list191815505632145" text:continue-numbering="true" text:style-name="WWNum2">
        <text:list-item>
          <text:p text:style-name="P54">Результаты выполнения тестов</text:p>
        </text:list-item>
      </text:list>
      <text:p text:style-name="P32">Все тесты успешно пройдены, программа выдаёт верные результаты.</text:p>
      <text:p text:style-name="P3"/>
      <text:list xml:id="list191815452753476" text:continue-numbering="true" text:style-name="WWNum2">
        <text:list-item>
          <text:p text:style-name="P53">Листинг программы</text:p>
        </text:list-item>
      </text:list>
      <text:p text:style-name="P26"/>
      <text:p text:style-name="P27">main.cpp</text:p>
      <text:p text:style-name="Standard"/>
      <text:p text:style-name="Standard"/>
      <text:p text:style-name="Standard">#include "Figure.h"</text:p>
      <text:p text:style-name="Standard"> </text:p>
      <text:p text:style-name="Standard">#include &lt;iostream&gt;</text:p>
      <text:p text:style-name="Standard">#include &lt;vector&gt;</text:p>
      <text:p text:style-name="Standard">#include &lt;algorithm&gt;</text:p>
      <text:p text:style-name="Standard">#include &lt;exception&gt;</text:p>
      <text:p text:style-name="Standard">#include "Rectangle.h"</text:p>
      <text:p text:style-name="Standard"><text:soft-page-break/>#include "Rhombus.h"</text:p>
      <text:p text:style-name="Standard">#include "Trapeze.h"</text:p>
      <text:p text:style-name="Standard">int main() {</text:p>
      <text:p text:style-name="Standard">  std::vector&lt;Figure*&gt; figures;</text:p>
      <text:p text:style-name="Standard">    std::string command;</text:p>
      <text:p text:style-name="Standard">    while (std::cin &gt;&gt; command) {</text:p>
      <text:p text:style-name="Standard">        if (command == "1") {</text:p>
      <text:p text:style-name="Standard">            std::string fig_type;</text:p>
      <text:p text:style-name="Standard">            std::cin &gt;&gt; fig_type;</text:p>
      <text:p text:style-name="Standard">            Figure* new_fig;</text:p>
      <text:p text:style-name="Standard">            if (fig_type == "1") {</text:p>
      <text:p text:style-name="Standard">                new_fig = new Trapeze;</text:p>
      <text:p text:style-name="Standard">            } else if (fig_type == "2") {</text:p>
      <text:p text:style-name="Standard">                new_fig = new Rhombus;</text:p>
      <text:p text:style-name="Standard">            } else if (fig_type == "3") {</text:p>
      <text:p text:style-name="Standard">                new_fig = new Rectangle;</text:p>
      <text:p text:style-name="Standard">            } else {</text:p>
      <text:p text:style-name="Standard">                std::cout &lt;&lt; "Invalid figure type\n";</text:p>
      <text:p text:style-name="Standard">                std::cin.ignore(30000, '\n');</text:p>
      <text:p text:style-name="Standard">                continue;</text:p>
      <text:p text:style-name="Standard">            }</text:p>
      <text:p text:style-name="Standard">            try {</text:p>
      <text:p text:style-name="Standard">                std::cin &gt;&gt; (*new_fig);</text:p>
      <text:p text:style-name="Standard">            } catch (std::exception&amp; e) {</text:p>
      <text:p text:style-name="Standard">                std::cout &lt;&lt; e.what() &lt;&lt; "\n";</text:p>
      <text:p text:style-name="Standard">                delete new_fig;</text:p>
      <text:p text:style-name="Standard">                continue;</text:p>
      <text:p text:style-name="Standard">            }</text:p>
      <text:p text:style-name="Standard">            figures.push_back(new_fig);</text:p>
      <text:p text:style-name="Standard">            std::cout &lt;&lt; "Created figure\n";</text:p>
      <text:p text:style-name="Standard">            std::cout &lt;&lt; *new_fig &lt;&lt; "\n";</text:p>
      <text:p text:style-name="Standard">        } else if (command == "2") {</text:p>
      <text:p text:style-name="Standard">            size_t index;</text:p>
      <text:p text:style-name="Standard">            std::cin &gt;&gt; index;</text:p>
      <text:p text:style-name="Standard">            index--;</text:p>
      <text:p text:style-name="Standard">            if (index &lt; 0 || index &gt;= figures.size()) {</text:p>
      <text:p text:style-name="Standard">                std::cout &lt;&lt; "No object at that index\n";</text:p>
      <text:p text:style-name="Standard">                continue;</text:p>
      <text:p text:style-name="Standard">            }</text:p>
      <text:p text:style-name="Standard">            std::cout &lt;&lt; "Figure at index " &lt;&lt; index + 1 &lt;&lt; " - " &lt;&lt; *figures[index] &lt;&lt; "\n";</text:p>
      <text:p text:style-name="Standard">        } else if (command == "3") {</text:p>
      <text:p text:style-name="Standard">            size_t index;</text:p>
      <text:p text:style-name="Standard">            std::cin &gt;&gt; index;</text:p>
      <text:p text:style-name="Standard">            index--;</text:p>
      <text:p text:style-name="Standard">            if (index &lt; 0 || index &gt;= figures.size()) {</text:p>
      <text:p text:style-name="Standard">                std::cout &lt;&lt; "No object at that index\n";</text:p>
      <text:p text:style-name="Standard">                continue;</text:p>
      <text:p text:style-name="Standard">            }</text:p>
      <text:p text:style-name="Standard"><text:soft-page-break/>            std::cout &lt;&lt; *figures[index] &lt;&lt; "\n";</text:p>
      <text:p text:style-name="Standard">            std::cout &lt;&lt; "Area: " &lt;&lt; figures[index]-&gt;getSquare() &lt;&lt; "\n";</text:p>
      <text:p text:style-name="Standard">        } else if (command == "4") {</text:p>
      <text:p text:style-name="Standard">            <text:span text:style-name="T23">size_t</text:span> index;</text:p>
      <text:p text:style-name="Standard">            std::cin &gt;&gt; index;</text:p>
      <text:p text:style-name="Standard">            index--;</text:p>
      <text:p text:style-name="Standard">            if (index &lt; 0 || index &gt;= figures.size()) {</text:p>
      <text:p text:style-name="Standard">                std::cout &lt;&lt; "No object at that index\n";</text:p>
      <text:p text:style-name="Standard">                continue;</text:p>
      <text:p text:style-name="Standard">            }</text:p>
      <text:p text:style-name="Standard">            std::cout &lt;&lt; *figures[index] &lt;&lt; "\n";</text:p>
      <text:p text:style-name="Standard">            std::cout &lt;&lt; "Center: " &lt;&lt; figures[index]-&gt;getCenter() &lt;&lt; "\n";</text:p>
      <text:p text:style-name="Standard">        } else if (command == "5") {</text:p>
      <text:p text:style-name="Standard">            size_t index;</text:p>
      <text:p text:style-name="Standard">            std::cin &gt;&gt; index;</text:p>
      <text:p text:style-name="Standard">            index--;</text:p>
      <text:p text:style-name="Standard">            if (index &lt; 0 || index &gt;= figures.size()) {</text:p>
      <text:p text:style-name="Standard">                std::cout &lt;&lt; "No object at that index\n";</text:p>
      <text:p text:style-name="Standard">                continue;</text:p>
      <text:p text:style-name="Standard">            }</text:p>
      <text:p text:style-name="Standard">            delete figures[index];</text:p>
      <text:p text:style-name="Standard">            figures.erase(figures.begin() + index);</text:p>
      <text:p text:style-name="Standard">        } else if (command == "count") {</text:p>
      <text:p text:style-name="Standard">            std::cout &lt;&lt; "Elements count: " &lt;&lt; figures.size() &lt;&lt; "\n";</text:p>
      <text:p text:style-name="Standard">        }</text:p>
      <text:p text:style-name="Standard">    }</text:p>
      <text:p text:style-name="Standard">    for (Figure* ptr : figures) {</text:p>
      <text:p text:style-name="Standard">        delete ptr;</text:p>
      <text:p text:style-name="Standard">    }</text:p>
      <text:p text:style-name="Standard">    return 0;</text:p>
      <text:p text:style-name="Standard"/>
      <text:p text:style-name="Standard">}</text:p>
      <text:p text:style-name="Standard"/>
      <text:p text:style-name="Standard"/>
      <text:p text:style-name="P7"><text:span text:style-name="T4">Trapeze</text:span><text:bookmark-start text:name="__DdeLink__2335_150959209"/><text:span text:style-name="T3">.h</text:span></text:p>
      <text:p text:style-name="Standard"><text:bookmark-end text:name="__DdeLink__2335_150959209"/>#pragma once</text:p>
      <text:p text:style-name="Standard"/>
      <text:p text:style-name="Standard">#include &lt;vector&gt;</text:p>
      <text:p text:style-name="Standard">#include "Figure.h"</text:p>
      <text:p text:style-name="Standard">class Trapeze: public Figure {</text:p>
      <text:p text:style-name="Standard"><text:s text:c="4"/>private:</text:p>
      <text:p text:style-name="Standard"><text:s text:c="8"/>Point points[4];</text:p>
      <text:p text:style-name="Standard"><text:s text:c="4"/>public:</text:p>
      <text:p text:style-name="Standard"><text:s text:c="8"/>Trapeze() = default;</text:p>
      <text:p text:style-name="Standard"><text:s text:c="8"/>Trapeze(Point p1, Point p2, Point p3, Point p4);</text:p>
      <text:p text:style-name="Standard"/>
      <text:p text:style-name="Standard"><text:s text:c="9"/>double getSquare();</text:p>
      <text:p text:style-name="Standard"><text:s text:c="8"/>Point getCenter();</text:p>
      <text:p text:style-name="Standard"><text:soft-page-break/><text:s text:c="9"/>void print(std::ostream&amp; os) const;</text:p>
      <text:p text:style-name="Standard"><text:s text:c="9"/>void scan(std::istream &amp;is);</text:p>
      <text:p text:style-name="Standard">};</text:p>
      <text:p text:style-name="P6"><text:span text:style-name="T14">Trapeze</text:span>.cpp</text:p>
      <text:p text:style-name="Standard"/>
      <text:p text:style-name="Standard">#include "Trapeze.h"</text:p>
      <text:p text:style-name="Standard"/>
      <text:p text:style-name="Standard"><text:s text:c="4"/></text:p>
      <text:p text:style-name="Standard"><text:s text:c="4"/>Trapeze::Trapeze(Point p1, Point p2, Point p3, Point p4) {</text:p>
      <text:p text:style-name="Standard"><text:s text:c="7"/>if (IsParallel(p1,p2,p3,p4) </text:p>
      <text:p text:style-name="Standard"><text:s text:c="8"/>&amp;&amp; !IsParallel(p1,p3,p2,p4)) {</text:p>
      <text:p text:style-name="Standard"><text:s text:c="8"/>std::swap(p2, p3);</text:p>
      <text:p text:style-name="Standard"/>
      <text:p text:style-name="Standard"><text:s text:c="4"/>} else if (!IsParallel(p1,p2,p3,p4) </text:p>
      <text:p text:style-name="Standard"><text:s text:c="8"/>&amp;&amp; IsParallel(p1,p3,p2,p4)) {</text:p>
      <text:p text:style-name="Standard"/>
      <text:p text:style-name="Standard"><text:s text:c="4"/></text:p>
      <text:p text:style-name="Standard"><text:s text:c="4"/>} else {</text:p>
      <text:p text:style-name="Standard"><text:s text:c="8"/>throw std::logic_error("not Trapeze");</text:p>
      <text:p text:style-name="Standard"><text:s text:c="4"/>}</text:p>
      <text:p text:style-name="Standard"><text:s text:c="4"/>this-&gt;points[0] = p1;</text:p>
      <text:p text:style-name="Standard"><text:s text:c="4"/>this-&gt;points[1] = p2;</text:p>
      <text:p text:style-name="Standard"><text:s text:c="4"/>this-&gt;points[2] = p3;</text:p>
      <text:p text:style-name="Standard"><text:s text:c="4"/>this-&gt;points[3] = p4; </text:p>
      <text:p text:style-name="Standard"><text:s text:c="4"/>}</text:p>
      <text:p text:style-name="Standard"><text:s text:c="4"/>double Trapeze::getSquare() {</text:p>
      <text:p text:style-name="Standard"/>
      <text:p text:style-name="Standard"><text:s text:c="8"/>return (length(this-&gt;points[0],this-&gt;points[2])+length(this-&gt;points[1],this-&gt;points[3]))*fabs((this-&gt;points[0].y-this-&gt;points[1].y))*(0.5);</text:p>
      <text:p text:style-name="Standard"><text:s text:c="4"/>}</text:p>
      <text:p text:style-name="Standard"><text:s text:c="4"/>void Trapeze::print(std::ostream&amp; os) const {</text:p>
      <text:p text:style-name="Standard"><text:s text:c="4"/>os &lt;&lt; "Trapeze ";</text:p>
      <text:p text:style-name="Standard"><text:s text:c="4"/>for (int i = 0; i &lt; 4; ++i) {</text:p>
      <text:p text:style-name="Standard"><text:s text:c="8"/>os &lt;&lt; this-&gt;points[i] &lt;&lt; " p" &lt;&lt; i+1 &lt;&lt;" ";</text:p>
      <text:p text:style-name="Standard"><text:s text:c="4"/>}</text:p>
      <text:p text:style-name="Standard"><text:s text:c="8"/>os &lt;&lt; std::endl;</text:p>
      <text:p text:style-name="Standard"/>
      <text:p text:style-name="Standard"><text:s text:c="4"/>}</text:p>
      <text:p text:style-name="Standard"/>
      <text:p text:style-name="Standard">void Trapeze::scan(std::istream &amp;is) {</text:p>
      <text:p text:style-name="Standard"><text:s text:c="4"/>Point p1,p2,p3,p4;</text:p>
      <text:p text:style-name="Standard"><text:s text:c="4"/>is &gt;&gt; p1 &gt;&gt; p2 &gt;&gt; p3 &gt;&gt; p4;</text:p>
      <text:p text:style-name="Standard"><text:s text:c="4"/>*this = Trapeze(p1,p2,p3,p4);</text:p>
      <text:p text:style-name="Standard">}</text:p>
      <text:p text:style-name="Standard">Point Trapeze::getCenter() <text:s/>{</text:p>
      <text:p text:style-name="Standard"/>
      <text:p text:style-name="Standard"><text:s text:c="4"/>Point p;</text:p>
      <text:p text:style-name="Standard"><text:soft-page-break/><text:s text:c="4"/>p.x = 0;</text:p>
      <text:p text:style-name="Standard"><text:s text:c="4"/>p.y = 0;</text:p>
      <text:p text:style-name="Standard"><text:s text:c="4"/>for (size_t i = 0; i &lt;4; ++i) {</text:p>
      <text:p text:style-name="Standard"><text:s text:c="8"/>p = p+(points[i]/4);</text:p>
      <text:p text:style-name="Standard"><text:s text:c="4"/>}</text:p>
      <text:p text:style-name="Standard"><text:s text:c="4"/>return p;</text:p>
      <text:p text:style-name="Standard">}</text:p>
      <text:p text:style-name="P12"/>
      <text:p text:style-name="P8"><text:span text:style-name="T4">Rhombus</text:span><text:bookmark-start text:name="__DdeLink__2335_1509592092"/><text:span text:style-name="T3">.h</text:span></text:p>
      <text:p text:style-name="Standard"><text:bookmark-end text:name="__DdeLink__2335_1509592092"/>#pragma once</text:p>
      <text:p text:style-name="Standard"/>
      <text:p text:style-name="Standard">#include &lt;vector&gt;</text:p>
      <text:p text:style-name="Standard">#include "Figure.h"</text:p>
      <text:p text:style-name="Standard">class Rhombus: public Figure {</text:p>
      <text:p text:style-name="Standard"><text:s text:c="4"/>private:</text:p>
      <text:p text:style-name="Standard"><text:s text:c="8"/>Point points[4];</text:p>
      <text:p text:style-name="Standard"><text:s text:c="4"/>public:</text:p>
      <text:p text:style-name="Standard"><text:s text:c="8"/>Rhombus() = default;</text:p>
      <text:p text:style-name="Standard"><text:s text:c="8"/>Rhombus(Point p1, Point p2, Point p3, Point p4);</text:p>
      <text:p text:style-name="Standard"/>
      <text:p text:style-name="Standard"><text:s text:c="9"/>double getSquare();</text:p>
      <text:p text:style-name="Standard"><text:s text:c="8"/>Point getCenter();</text:p>
      <text:p text:style-name="Standard"><text:s text:c="9"/>void print(std::ostream&amp; os) const;</text:p>
      <text:p text:style-name="Standard"><text:s text:c="9"/>void scan(std::istream &amp;is);</text:p>
      <text:p text:style-name="Standard">};</text:p>
      <text:p text:style-name="P8"><text:span text:style-name="T4">Rhombus</text:span><text:bookmark-start text:name="__DdeLink__2335_15095920921"/><text:span text:style-name="T3">.</text:span><text:span text:style-name="T4">cpp</text:span></text:p>
      <text:p text:style-name="Standard"><text:bookmark-end text:name="__DdeLink__2335_15095920921"/></text:p>
      <text:p text:style-name="Standard">#include "Rhombus.h"</text:p>
      <text:p text:style-name="Standard"><text:s text:c="4"/></text:p>
      <text:p text:style-name="Standard"><text:s text:c="4"/>Rhombus::Rhombus(Point p1, Point p2, Point p3, Point p4) {</text:p>
      <text:p text:style-name="Standard"><text:s text:c="7"/>if (length(p1, p2) == length(p1, p4)</text:p>
      <text:p text:style-name="Standard"><text:s text:c="8"/>&amp;&amp; length(p3, p4) == length(p2, p3)</text:p>
      <text:p text:style-name="Standard"><text:s text:c="8"/>&amp;&amp; length(p1, p2) == length(p2, p3)) {</text:p>
      <text:p text:style-name="Standard"/>
      <text:p text:style-name="Standard"><text:s text:c="4"/>} else if (length(p1, p4) == length(p1, p3)</text:p>
      <text:p text:style-name="Standard"><text:s text:c="11"/>&amp;&amp; length(p2, p3) == length(p2, p4)</text:p>
      <text:p text:style-name="Standard"><text:s text:c="11"/>&amp;&amp; length(p1, p4) == length(p2, p4)) {</text:p>
      <text:p text:style-name="Standard"><text:s text:c="8"/>std::swap(p2, p3);</text:p>
      <text:p text:style-name="Standard"><text:s text:c="4"/>} else if (length(p1, p3) == length(p1, p2)</text:p>
      <text:p text:style-name="Standard"><text:s text:c="14"/>&amp;&amp; length(p2, p4) == length(p3, p4)</text:p>
      <text:p text:style-name="Standard"><text:s text:c="14"/>&amp;&amp; length(p1, p2)== length(p2, p4)) {</text:p>
      <text:p text:style-name="Standard"><text:s text:c="8"/>std::swap(p3, p4);</text:p>
      <text:p text:style-name="Standard"><text:s text:c="4"/>} else {</text:p>
      <text:p text:style-name="Standard"><text:s text:c="8"/>throw std::logic_error("not rhombus");</text:p>
      <text:p text:style-name="Standard"><text:s text:c="4"/>}</text:p>
      <text:p text:style-name="Standard"><text:s text:c="4"/>this-&gt;points[0] = p1;</text:p>
      <text:p text:style-name="Standard"><text:s text:c="8"/>this-&gt;points[1] = p2;</text:p>
      <text:p text:style-name="Standard"><text:soft-page-break/><text:s text:c="4"/>this-&gt;points[2] = p3;</text:p>
      <text:p text:style-name="Standard"><text:s text:c="4"/>this-&gt;points[3] = p4;</text:p>
      <text:p text:style-name="Standard"/>
      <text:p text:style-name="Standard"><text:s text:c="4"/>}</text:p>
      <text:p text:style-name="Standard"><text:s text:c="4"/>double Rhombus::getSquare() {</text:p>
      <text:p text:style-name="Standard"><text:s text:c="5"/></text:p>
      <text:p text:style-name="Standard"><text:tab/>return length(this-&gt;points[1],this-&gt;points[3])*length(this-&gt;points[0],this-&gt;points[2])*0.5;</text:p>
      <text:p text:style-name="Standard"><text:s text:c="4"/>}</text:p>
      <text:p text:style-name="Standard"><text:s text:c="8"/>void Rhombus::print(std::ostream&amp; os) const {</text:p>
      <text:p text:style-name="Standard"><text:s text:c="4"/>os &lt;&lt; "Rhombus ";</text:p>
      <text:p text:style-name="Standard"><text:s text:c="4"/>for (int i = 0; i &lt; 4; ++i) {</text:p>
      <text:p text:style-name="Standard"><text:s text:c="8"/>os &lt;&lt; this-&gt;points[i] &lt;&lt; "p" &lt;&lt; i+1 &lt;&lt;" ";</text:p>
      <text:p text:style-name="Standard"><text:s text:c="4"/>}</text:p>
      <text:p text:style-name="Standard"><text:s text:c="8"/>os &lt;&lt; std::endl;</text:p>
      <text:p text:style-name="Standard"/>
      <text:p text:style-name="Standard"><text:s text:c="4"/>}</text:p>
      <text:p text:style-name="Standard"/>
      <text:p text:style-name="Standard">void Rhombus::scan(std::istream &amp;is) {</text:p>
      <text:p text:style-name="Standard"><text:s text:c="4"/>Point p1,p2,p3,p4;</text:p>
      <text:p text:style-name="Standard"><text:s text:c="4"/>is &gt;&gt; p1 &gt;&gt; p2 &gt;&gt; p3 &gt;&gt; p4;</text:p>
      <text:p text:style-name="Standard"><text:s text:c="4"/>*this = Rhombus(p1,p2,p3,p4);</text:p>
      <text:p text:style-name="Standard">}</text:p>
      <text:p text:style-name="Standard">Point Rhombus::getCenter() <text:s/>{</text:p>
      <text:p text:style-name="Standard"/>
      <text:p text:style-name="Standard"><text:s text:c="4"/>Point p;</text:p>
      <text:p text:style-name="Standard"><text:s text:c="4"/>p.x = 0;</text:p>
      <text:p text:style-name="Standard"><text:s text:c="4"/>p.y = 0;</text:p>
      <text:p text:style-name="Standard"><text:s text:c="4"/>for (size_t i = 0; i &lt;4; ++i) {</text:p>
      <text:p text:style-name="Standard"><text:s text:c="8"/>p = p+(points[i]/4);</text:p>
      <text:p text:style-name="Standard"><text:s text:c="4"/>}</text:p>
      <text:p text:style-name="Standard"><text:s text:c="4"/>return p;</text:p>
      <text:p text:style-name="Standard">}</text:p>
      <text:p text:style-name="Standard"/>
      <text:p text:style-name="P10"><text:span text:style-name="T6">Rectangle</text:span><text:bookmark-start text:name="__DdeLink__2335_15095920922"/><text:span text:style-name="T3">.h</text:span></text:p>
      <text:p text:style-name="Standard"><text:bookmark-end text:name="__DdeLink__2335_15095920922"/>#pragma once</text:p>
      <text:p text:style-name="Standard"/>
      <text:p text:style-name="Standard">#include &lt;vector&gt;</text:p>
      <text:p text:style-name="Standard">#include "Figure.h"</text:p>
      <text:p text:style-name="Standard">class Rectangle: public Figure {</text:p>
      <text:p text:style-name="Standard"><text:s text:c="4"/>private: Point points[4];</text:p>
      <text:p text:style-name="Standard"><text:s text:c="4"/>public:</text:p>
      <text:p text:style-name="Standard"><text:s text:c="5"/>Rectangle() = default;</text:p>
      <text:p text:style-name="Standard"><text:s text:c="8"/>Rectangle(Point p1, Point p2, Point p3, Point p4);</text:p>
      <text:p text:style-name="Standard"><text:s text:c="9"/>double getSquare();</text:p>
      <text:p text:style-name="Standard"><text:s text:c="8"/>Point getCenter();</text:p>
      <text:p text:style-name="Standard"><text:s text:c="9"/>void print(std::ostream&amp; os) const;</text:p>
      <text:p text:style-name="Standard"><text:s text:c="9"/>void scan(std::istream &amp;is);</text:p>
      <text:p text:style-name="Standard">};</text:p>
      <text:p text:style-name="P9"><text:soft-page-break/><text:span text:style-name="T6">Rectangle</text:span><text:bookmark-start text:name="__DdeLink__2335_150959209221"/><text:span text:style-name="T3">.</text:span><text:span text:style-name="T5">cpp</text:span></text:p>
      <text:p text:style-name="P44"><text:bookmark-end text:name="__DdeLink__2335_150959209221"/></text:p>
      <text:p text:style-name="P44">#include "Rectangle.h"</text:p>
      <text:p text:style-name="P44"><text:s/></text:p>
      <text:p text:style-name="P44"><text:s text:c="4"/>Rectangle::Rectangle(Point p1, Point p2, Point p3, Point p4) {</text:p>
      <text:p text:style-name="P44"><text:s text:c="7"/>if (IsRectangle(p1,p2,p3,p4)) {</text:p>
      <text:p text:style-name="P44"/>
      <text:p text:style-name="P44"><text:s text:c="4"/>} else if (IsRectangle(p2, p3, p1, p4)) {</text:p>
      <text:p text:style-name="P44"><text:s text:c="8"/>std::swap(p2, p1); std::swap(p3,p2);</text:p>
      <text:p text:style-name="P44"><text:s text:c="4"/>} else if (IsRectangle(p3, p1, p2, p4)) {</text:p>
      <text:p text:style-name="P44"><text:s text:c="8"/>std::swap(p3, p1); std::swap(p3,p2);</text:p>
      <text:p text:style-name="P44"><text:s text:c="4"/>} else {</text:p>
      <text:p text:style-name="P44"><text:s text:c="8"/>throw std::logic_error("not rectangle");</text:p>
      <text:p text:style-name="P44"><text:s text:c="4"/>}</text:p>
      <text:p text:style-name="P44"><text:s text:c="4"/>this-&gt;points[0] = p1;</text:p>
      <text:p text:style-name="P44"><text:s text:c="4"/>this-&gt;points[1] = p2;</text:p>
      <text:p text:style-name="P44"><text:s text:c="4"/>this-&gt;points[2] = p3;</text:p>
      <text:p text:style-name="P44"><text:s text:c="4"/>this-&gt;points[3] = p4; </text:p>
      <text:p text:style-name="P44"><text:s text:c="4"/>}</text:p>
      <text:p text:style-name="P44"><text:s text:c="4"/>double Rectangle::getSquare() {</text:p>
      <text:p text:style-name="P44"><text:s text:c="4"/></text:p>
      <text:p text:style-name="P44"><text:tab/>return length(this-&gt;points[0],this-&gt;points[1])*length(this-&gt;points[0],this-&gt;points[3]);</text:p>
      <text:p text:style-name="P44"><text:s text:c="4"/>}</text:p>
      <text:p text:style-name="P44"><text:s text:c="12"/>void Rectangle::print(std::ostream&amp; os) const {</text:p>
      <text:p text:style-name="P44"><text:s text:c="4"/>os &lt;&lt; "Rectangle p1: ";</text:p>
      <text:p text:style-name="P44"><text:s text:c="4"/>for (int i = 0; i &lt; 4; ++i) {</text:p>
      <text:p text:style-name="P44"><text:s text:c="8"/>os &lt;&lt; this-&gt;points[i] &lt;&lt; "p" &lt;&lt; i+1 &lt;&lt;" ";</text:p>
      <text:p text:style-name="P44"><text:s text:c="4"/>}</text:p>
      <text:p text:style-name="P44"><text:s text:c="4"/>os &lt;&lt; std::endl;</text:p>
      <text:p text:style-name="P44"><text:s text:c="4"/>}</text:p>
      <text:p text:style-name="P44"/>
      <text:p text:style-name="P44">void Rectangle::scan(std::istream &amp;is) {</text:p>
      <text:p text:style-name="P44"><text:s text:c="4"/>Point p1,p2,p3,p4;</text:p>
      <text:p text:style-name="P44"><text:s text:c="4"/>is &gt;&gt; p1 &gt;&gt; p2 &gt;&gt; p3 &gt;&gt; p4;</text:p>
      <text:p text:style-name="P44"><text:s text:c="4"/>*this = Rectangle(p1,p2,p3,p4);</text:p>
      <text:p text:style-name="P44">}</text:p>
      <text:p text:style-name="P44">Point Rectangle::getCenter() <text:s/>{</text:p>
      <text:p text:style-name="P44"/>
      <text:p text:style-name="P44"><text:s text:c="4"/>Point p;</text:p>
      <text:p text:style-name="P44"><text:s text:c="4"/>p.x = 0;</text:p>
      <text:p text:style-name="P44"><text:s text:c="4"/>p.y = 0;</text:p>
      <text:p text:style-name="P44"><text:s text:c="4"/>for (size_t i = 0; i &lt; 4; ++i) {</text:p>
      <text:p text:style-name="P44"><text:s text:c="8"/>p = p+(points[i]/4);</text:p>
      <text:p text:style-name="P44"><text:s text:c="4"/>}</text:p>
      <text:p text:style-name="P44"><text:s text:c="4"/>return p;</text:p>
      <text:p text:style-name="P44">}</text:p>
      <text:p text:style-name="P43"/>
      <text:p text:style-name="P9"><text:span text:style-name="T5">Figure.</text:span><text:bookmark-start text:name="__DdeLink__2335_150959209222"/><text:span text:style-name="T3">h</text:span></text:p>
      <text:p text:style-name="Standard"><text:bookmark-end text:name="__DdeLink__2335_150959209222"/>#pragma once</text:p>
      <text:p text:style-name="Standard"/>
      <text:p text:style-name="Standard">#include &lt;vector&gt;</text:p>
      <text:p text:style-name="Standard">#include &lt;numeric&gt;</text:p>
      <text:p text:style-name="Standard">#include &lt;iostream&gt;</text:p>
      <text:p text:style-name="Standard">#include &lt;vector&gt;</text:p>
      <text:p text:style-name="Standard">#include &lt;cmath&gt;</text:p>
      <text:p text:style-name="Standard">#include &lt;limits&gt;</text:p>
      <text:p text:style-name="Standard"><text:soft-page-break/>struct Point {</text:p>
      <text:p text:style-name="Standard"><text:s text:c="4"/>double x = 0;</text:p>
      <text:p text:style-name="Standard"><text:s text:c="4"/>double y = 0;</text:p>
      <text:p text:style-name="Standard">};</text:p>
      <text:p text:style-name="Standard">std::istream&amp; operator &gt;&gt; (std::istream&amp; is, Point&amp; p);</text:p>
      <text:p text:style-name="Standard">std::ostream&amp; operator&lt;&lt; (std::ostream&amp; os, const Point&amp; p);</text:p>
      <text:p text:style-name="Standard">Point operator+(Point left, Point right);</text:p>
      <text:p text:style-name="Standard">Point operator+(Point left, int right);</text:p>
      <text:p text:style-name="Standard">Point operator-(Point left, Point right);</text:p>
      <text:p text:style-name="Standard">Point operator-(Point left, double right);</text:p>
      <text:p text:style-name="Standard">Point operator/(Point left, double right);</text:p>
      <text:p text:style-name="Standard"/>
      <text:p text:style-name="Standard">Point operator*(Point left, double right);</text:p>
      <text:p text:style-name="Standard">bool IsOrthogonal(Point a, Point b, Point c);</text:p>
      <text:p text:style-name="Standard">int IsRectangle(Point a, Point b, Point c, Point d);</text:p>
      <text:p text:style-name="Standard">bool IsParallel(Point a, Point b, Point c, Point d);</text:p>
      <text:p text:style-name="Standard">double length(Point left, Point right);</text:p>
      <text:p text:style-name="Standard">class Figure {</text:p>
      <text:p text:style-name="Standard"><text:s text:c="4"/></text:p>
      <text:p text:style-name="Standard"><text:s text:c="4"/>public:</text:p>
      <text:p text:style-name="Standard"><text:s text:c="8"/>virtual double getSquare() = 0;</text:p>
      <text:p text:style-name="Standard"><text:s text:c="8"/>virtual Point getCenter() = 0;</text:p>
      <text:p text:style-name="Standard"><text:s text:c="12"/>virtual ~Figure() = default;</text:p>
      <text:p text:style-name="Standard"/>
      <text:p text:style-name="Standard"><text:s text:c="8"/>virtual void print(std::ostream&amp; os) const = 0;</text:p>
      <text:p text:style-name="Standard"><text:s text:c="8"/>virtual void scan(std::istream &amp;is) = 0;</text:p>
      <text:p text:style-name="Standard">};</text:p>
      <text:p text:style-name="Standard">std::ostream&amp; operator &lt;&lt; (std::ostream&amp; os, const Figure&amp; fig);</text:p>
      <text:p text:style-name="Standard">std::istream&amp; operator &gt;&gt; (std::istream&amp; is, Figure&amp; fig);</text:p>
      <text:p text:style-name="P4">Figure.cpp<text:bookmark text:name="__DdeLink__2335_1509592092221"/></text:p>
      <text:p text:style-name="Standard"/>
      <text:p text:style-name="Standard">#include "Figure.h"</text:p>
      <text:p text:style-name="Standard"/>
      <text:p text:style-name="Standard">std::ostream&amp; operator &lt;&lt; (std::ostream&amp; os, const Figure&amp; fig) {</text:p>
      <text:p text:style-name="Standard"><text:s text:c="4"/>fig.print(os);</text:p>
      <text:p text:style-name="Standard"><text:s text:c="4"/>return os;</text:p>
      <text:p text:style-name="Standard">}</text:p>
      <text:p text:style-name="Standard"/>
      <text:p text:style-name="Standard">std::istream&amp; operator &gt;&gt; (std::istream&amp; is, Figure&amp; fig) {</text:p>
      <text:p text:style-name="Standard"><text:s text:c="4"/>fig.scan(is);</text:p>
      <text:p text:style-name="Standard"><text:s text:c="4"/>return is;</text:p>
      <text:p text:style-name="Standard">}</text:p>
      <text:p text:style-name="P5"><text:span text:style-name="T19">Point</text:span><text:span text:style-name="T20">.cpp</text:span></text:p>
      <text:p text:style-name="P13"/>
      <text:p text:style-name="Standard"/>
      <text:p text:style-name="Standard">#include &lt;numeric&gt;</text:p>
      <text:p text:style-name="Standard">#include &lt;iostream&gt;</text:p>
      <text:p text:style-name="Standard">#include &lt;vector&gt;</text:p>
      <text:p text:style-name="Standard"><text:soft-page-break/>#include &lt;cmath&gt;</text:p>
      <text:p text:style-name="Standard">#include &lt;limits&gt;</text:p>
      <text:p text:style-name="Standard">#include "Figure.h"</text:p>
      <text:p text:style-name="Standard">std::istream&amp; operator &gt;&gt; (std::istream&amp; is, Point&amp; p) {</text:p>
      <text:p text:style-name="Standard"><text:s text:c="2"/>return is &gt;&gt; p.x &gt;&gt; p.y;</text:p>
      <text:p text:style-name="Standard">}</text:p>
      <text:p text:style-name="Standard"/>
      <text:p text:style-name="Standard">std::ostream&amp; operator&lt;&lt; (std::ostream&amp; os, const Point&amp; p) {</text:p>
      <text:p text:style-name="Standard"><text:s text:c="2"/>return os &lt;&lt; p.x &lt;&lt; " " &lt;&lt; p.y;</text:p>
      <text:p text:style-name="Standard">}</text:p>
      <text:p text:style-name="Standard">Point operator+(Point left, Point right) {</text:p>
      <text:p text:style-name="Standard"><text:s text:c="4"/>Point p;</text:p>
      <text:p text:style-name="Standard"><text:s text:c="4"/>p.x = left.x+right.x;</text:p>
      <text:p text:style-name="Standard"><text:s text:c="4"/>p.y = left.y+right.y;</text:p>
      <text:p text:style-name="Standard"><text:s text:c="8"/>return p;</text:p>
      <text:p text:style-name="Standard"/>
      <text:p text:style-name="Standard">}</text:p>
      <text:p text:style-name="Standard">Point operator+(Point left, int right) {</text:p>
      <text:p text:style-name="Standard"><text:s text:c="4"/>Point p;</text:p>
      <text:p text:style-name="Standard"><text:s text:c="4"/>p.x = left.x+right;</text:p>
      <text:p text:style-name="Standard"><text:s text:c="4"/>p.y = left.y+right;</text:p>
      <text:p text:style-name="Standard"><text:s text:c="8"/>return p;</text:p>
      <text:p text:style-name="Standard"/>
      <text:p text:style-name="Standard">}</text:p>
      <text:p text:style-name="Standard">Point operator-(Point left, Point right) {</text:p>
      <text:p text:style-name="Standard"><text:s text:c="4"/>Point p;</text:p>
      <text:p text:style-name="Standard"><text:s text:c="4"/>p.x = left.x-right.x;</text:p>
      <text:p text:style-name="Standard"><text:s text:c="4"/>p.y = left.y-right.y;</text:p>
      <text:p text:style-name="Standard"><text:s text:c="8"/>return p;</text:p>
      <text:p text:style-name="Standard"/>
      <text:p text:style-name="Standard">}</text:p>
      <text:p text:style-name="Standard">Point operator-(Point left, double right) {</text:p>
      <text:p text:style-name="Standard"><text:s text:c="4"/>Point p;</text:p>
      <text:p text:style-name="Standard"><text:s text:c="4"/>p.x = left.x-right;</text:p>
      <text:p text:style-name="Standard"><text:s text:c="4"/>p.y = left.y-right;</text:p>
      <text:p text:style-name="Standard"><text:s text:c="8"/>return p;</text:p>
      <text:p text:style-name="Standard"/>
      <text:p text:style-name="Standard">}</text:p>
      <text:p text:style-name="Standard">Point operator/(Point left, double right) {</text:p>
      <text:p text:style-name="Standard"><text:s text:c="4"/>Point p;</text:p>
      <text:p text:style-name="Standard"><text:s text:c="4"/>p.x = left.x/right;</text:p>
      <text:p text:style-name="Standard"><text:s text:c="4"/>p.y = left.y/right;</text:p>
      <text:p text:style-name="Standard"><text:s text:c="8"/>return p;</text:p>
      <text:p text:style-name="Standard"/>
      <text:p text:style-name="Standard">}</text:p>
      <text:p text:style-name="Standard">Point operator*(Point left, double right) {</text:p>
      <text:p text:style-name="Standard"><text:s text:c="4"/>Point p;</text:p>
      <text:p text:style-name="Standard"><text:s text:c="4"/>p.x = left.x*right;</text:p>
      <text:p text:style-name="Standard"><text:soft-page-break/><text:s text:c="4"/>p.y = left.y*right;</text:p>
      <text:p text:style-name="Standard"><text:s text:c="4"/>return p;</text:p>
      <text:p text:style-name="Standard">}</text:p>
      <text:p text:style-name="Standard">double length(Point left, Point right) {</text:p>
      <text:p text:style-name="Standard"><text:s text:c="4"/>return sqrt((left.x-right.x)*(left.x-right.x)+(left.y-right.y)*(left.y-right.y));</text:p>
      <text:p text:style-name="Standard">}</text:p>
      <text:p text:style-name="Standard">bool IsOrthogonal(Point a, Point b, Point c)</text:p>
      <text:p text:style-name="Standard">{</text:p>
      <text:p text:style-name="Standard"><text:s text:c="4"/>return (b.x - a.x) * (b.x - c.x) + (b.y - a.y) * (b.y - c.y) == 0;</text:p>
      <text:p text:style-name="Standard">}</text:p>
      <text:p text:style-name="Standard">bool IsParallel(Point a, Point b, Point c, Point d)</text:p>
      <text:p text:style-name="Standard">{</text:p>
      <text:p text:style-name="Standard"><text:s text:c="4"/>Point a1 = a-b; </text:p>
      <text:p text:style-name="Standard"><text:s text:c="4"/>Point a2 = c-d; <text:s/></text:p>
      <text:p text:style-name="Standard"><text:s text:c="4"/>return ((a1.x*a2.x+a1.y*a2.y)/(length(a,b)*length(c,d))&lt;=-1 || (a1.x*a2.x+a1.y*a2.y)/(length(a,b)*length(c,d))&gt;=1);</text:p>
      <text:p text:style-name="Standard">}</text:p>
      <text:p text:style-name="Standard">int IsRectangle(Point a, Point b, Point c, Point d)</text:p>
      <text:p text:style-name="Standard">{</text:p>
      <text:p text:style-name="Standard"><text:s text:c="4"/>return</text:p>
      <text:p text:style-name="Standard"><text:s text:c="8"/>IsOrthogonal(a, b, c) &amp;&amp;</text:p>
      <text:p text:style-name="Standard"><text:s text:c="8"/>IsOrthogonal(b, c, d) &amp;&amp;</text:p>
      <text:p text:style-name="Standard"><text:s text:c="8"/>IsOrthogonal(c, d, a);</text:p>
      <text:p text:style-name="Standard">}</text:p>
      <text:p text:style-name="P15">Google Tests:</text:p>
      <text:p text:style-name="P14"/>
      <text:p text:style-name="P14">#include "gtest/gtest.h"</text:p>
      <text:p text:style-name="P14">#include "../Rectangle.h"</text:p>
      <text:p text:style-name="P14"/>
      <text:p text:style-name="P14">TEST(Rectangle, getSquare)</text:p>
      <text:p text:style-name="P14">{</text:p>
      <text:p text:style-name="P14"><text:s text:c="4"/>double square;</text:p>
      <text:p text:style-name="P14"><text:s text:c="4"/>square = Rectangle({1.0,0.0},{5.0,0.0},{5.0,5.0},{1.0,5.0}).getSquare();</text:p>
      <text:p text:style-name="P14"><text:s text:c="4"/>ASSERT_NEAR(square, 20, 1.0e-11);</text:p>
      <text:p text:style-name="P14">#include "gtest/gtest.h"</text:p>
      <text:p text:style-name="P14">#include "../Trapeze.h"</text:p>
      <text:p text:style-name="P14"/>
      <text:p text:style-name="P14">TEST(Trapeze, getSquare)</text:p>
      <text:p text:style-name="P14">{</text:p>
      <text:p text:style-name="P14"><text:s text:c="4"/>double square;</text:p>
      <text:p text:style-name="P14"><text:s text:c="4"/>square = Trapeze({5.0,0.0},{10.0,0.0},{7.0,5.0},{10.0,5.0}).getSquare();</text:p>
      <text:p text:style-name="P14"><text:s text:c="4"/>ASSERT_NEAR(square, 20, 1.0e-11);</text:p>
      <text:p text:style-name="P14">}</text:p>
      <text:p text:style-name="P14">}</text:p>
      <text:p text:style-name="P14"/>
      <text:p text:style-name="P14"/>
      <text:p text:style-name="P42"/>
      <text:list xml:id="list191816552307597" text:continue-numbering="true" text:style-name="WWNum2">
        <text:list-item>
          <text:p text:style-name="P53"><text:soft-page-break/>Вывод</text:p>
        </text:list-item>
      </text:list>
      <text:p text:style-name="P26"><text:tab/><text:span text:style-name="T15">В результате данной работы я научился работать с Cmake, создавать базовые абстрактные классы и их классы наследники, а так же узнал больше о принципах объектно ориентированного программирования. Изучил Google Tests.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DejaVu Sans Mono1" svg:font-family="'DejaVu Sans Mono'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meta:editing-cycles>31</meta:editing-cycles>
    <meta:editing-duration>PT47M40S</meta:editing-duration>
    <meta:generator>LibreOffice/6.0.7.3$Linux_X86_64 LibreOffice_project/00m0$Build-3</meta:generator>
    <meta:creation-date>2019-11-08T14:13:44.167106425</meta:creation-date>
    <dc:date>2019-11-08T19:18:15.167248086</dc:date>
    <meta:document-statistic meta:table-count="0" meta:image-count="0" meta:object-count="0" meta:page-count="14" meta:paragraph-count="470" meta:word-count="1800" meta:character-count="13906" meta:non-whitespace-character-count="10571"/>
  </office:meta>
</office:document-meta>
</file>